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Heading_20_1">
      <style:paragraph-properties fo:break-before="page"/>
      <style:text-properties officeooo:rsid="001ffdd9" officeooo:paragraph-rsid="001ffdd9"/>
    </style:style>
    <style:style style:name="P3" style:family="paragraph" style:parent-style-name="Heading_20_1">
      <style:text-properties officeooo:rsid="00262575" officeooo:paragraph-rsid="00262575"/>
    </style:style>
    <style:style style:name="P4" style:family="paragraph" style:parent-style-name="Text_20_body">
      <style:text-properties officeooo:rsid="001ffdd9" officeooo:paragraph-rsid="001ffdd9"/>
    </style:style>
    <style:style style:name="P5" style:family="paragraph" style:parent-style-name="Text_20_body">
      <style:text-properties officeooo:rsid="002062f2" officeooo:paragraph-rsid="002062f2"/>
    </style:style>
    <style:style style:name="P6" style:family="paragraph" style:parent-style-name="Text_20_body">
      <style:text-properties fo:font-style="normal" officeooo:rsid="002230eb" officeooo:paragraph-rsid="002464fe" style:font-style-asian="normal" style:font-style-complex="normal"/>
    </style:style>
    <style:style style:name="P7" style:family="paragraph" style:parent-style-name="Text_20_body">
      <style:text-properties fo:font-style="normal" officeooo:rsid="002464fe" officeooo:paragraph-rsid="002464fe" style:font-style-asian="normal" style:font-style-complex="normal"/>
    </style:style>
    <style:style style:name="P8" style:family="paragraph" style:parent-style-name="Text_20_body">
      <style:text-properties fo:font-style="normal" officeooo:rsid="00262575" officeooo:paragraph-rsid="00262575" style:font-style-asian="normal" style:font-style-complex="normal"/>
    </style:style>
    <style:style style:name="P9" style:family="paragraph" style:parent-style-name="Text_20_body">
      <style:text-properties officeooo:paragraph-rsid="002230eb"/>
    </style:style>
    <style:style style:name="P10" style:family="paragraph" style:parent-style-name="Text_20_body">
      <style:text-properties style:font-name="Liberation Mono" fo:font-style="normal" officeooo:rsid="002230eb" officeooo:paragraph-rsid="002230eb" style:font-style-asian="normal" style:font-style-complex="normal"/>
    </style:style>
    <style:style style:name="P11" style:family="paragraph" style:parent-style-name="Text_20_body">
      <style:text-properties style:font-name="Liberation Mono" fo:font-style="normal" officeooo:rsid="00262575" officeooo:paragraph-rsid="00262575" style:font-style-asian="normal" style:font-style-complex="normal"/>
    </style:style>
    <style:style style:name="P12" style:family="paragraph" style:parent-style-name="Title">
      <style:text-properties officeooo:rsid="001ffdd9" officeooo:paragraph-rsid="001ffdd9"/>
    </style:style>
    <style:style style:name="T1" style:family="text">
      <style:text-properties officeooo:rsid="002230eb"/>
    </style:style>
    <style:style style:name="T2" style:family="text">
      <style:text-properties fo:font-style="italic" officeooo:rsid="002230eb" style:font-style-asian="italic" style:font-style-complex="italic"/>
    </style:style>
    <style:style style:name="T3" style:family="text">
      <style:text-properties style:font-name="Liberation Mono" fo:font-style="normal" officeooo:rsid="002230eb" style:font-style-asian="normal" style:font-style-complex="normal"/>
    </style:style>
    <style:style style:name="T4" style:family="text">
      <style:text-properties officeooo:rsid="0023d1c4"/>
    </style:style>
    <style:style style:name="T5" style:family="text">
      <style:text-properties officeooo:rsid="002464fe"/>
    </style:style>
    <style:style style:name="T6" style:family="text">
      <style:text-properties officeooo:rsid="00262575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Guide To C++ On Raspberry Pico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105_4280705355" text:style-name="Index_20_Link" text:visited-style-name="Index_20_Link">Setting Up Your PC for Pico C++<text:tab/>2</text:a></text:p>
          <text:p text:style-name="P1"><text:a xlink:type="simple" xlink:href="#__RefHeading___Toc108_4280705355" text:style-name="Index_20_Link" text:visited-style-name="Index_20_Link">Compiling or something<text:tab/>2</text:a></text:p>
        </text:index-body>
      </text:table-of-content>
      <text:p text:style-name="P4"/>
      <text:h text:style-name="P2" text:outline-level="1"><text:bookmark-start text:name="__RefHeading___Toc105_4280705355"/>Setting Up Your PC for Pico C++<text:bookmark-end text:name="__RefHeading___Toc105_4280705355"/></text:h>
      <text:p text:style-name="P5">If you haven’t already, clone the picohelp repo:</text:p>
      <text:p text:style-name="P9"><text:span text:style-name="T3">git clone git@github.com</text:span><text:span text:style-name="T3">:tomm02/picohelp.git</text:span></text:p>
      <text:p text:style-name="P7">There are quite a few things that need to be installed, these can all be installed by running the pico_setup file. <text:span text:style-name="T1">Inside the picohelp repo, run the pico_setup.sh</text:span><text:span text:style-name="T2"> </text:span><text:span text:style-name="T1">file using the following commands:</text:span></text:p>
      <text:p text:style-name="P10">chmod +x pico_setup.sh</text:p>
      <text:p text:style-name="P10">./pico_setup.sh</text:p>
      <text:p text:style-name="P7">Now you have all the things required to develop C++ for the pico, you just need to set them up.</text:p>
      <text:p text:style-name="P6"><text:span text:style-name="T5">You will need to setup the pico-sdk folder, this might be downloaded when you ran the pico_setup file. If you haven’t got a pico-sdk folder within the picohelp folder, you can download the pico-sdk yourself using this command:</text:span></text:p>
      <text:p text:style-name="P11">git clone https://github.com/raspberrypi/pico-sdk.git</text:p>
      <text:p text:style-name="P8">Make sure the pico-sdk folder is somewhere that it can stay permanently. Next, add the pico path using the export command</text:p>
      <text:p text:style-name="P10">export <text:span text:style-name="T4">PICO_SDK_PATH=/</text:span><text:span text:style-name="T6">path/to/pico-sdk</text:span></text:p>
      <text:p text:style-name="P8">Everything should now be setup.</text:p>
      <text:h text:style-name="P3" text:outline-level="1"><text:bookmark-start text:name="__RefHeading___Toc108_4280705355"/>Compiling or something<text:bookmark-end text:name="__RefHeading___Toc108_4280705355"/>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5T19:59:57.621960079</meta:creation-date>
    <dc:date>2021-11-25T20:55:51.777316116</dc:date>
    <meta:editing-duration>PT14M3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17" meta:word-count="168" meta:character-count="1047" meta:non-whitespace-character-count="896"/>
  </office:meta>
</office:document-meta>
</file>